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152cm"/>
    </style:style>
    <style:style style:name="ro1" style:family="table-row">
      <style:table-row-properties style:row-height="0.46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septembre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5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3" office:value-type="string" calcext:value-type="string">
            <text:p>ANGELY, MARION</text:p>
          </table:table-cell>
          <table:table-cell table:style-name="ce4" office:value-type="float" office:value="1325373" calcext:value-type="float">
            <text:p>1325373</text:p>
          </table:table-cell>
          <table:table-cell table:style-name="ce8" office:value-type="date" office:date-value="2019-09-03" calcext:value-type="date">
            <text:p>03/09/2019</text:p>
          </table:table-cell>
          <table:table-cell table:style-name="ce4" office:value-type="string" calcext:value-type="string">
            <text:p>ALERTE COURRIER P.M.E.</text:p>
          </table:table-cell>
          <table:table-cell table:style-name="ce10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3424" calcext:value-type="float">
            <text:p>1343424</text:p>
          </table:table-cell>
          <table:table-cell table:style-name="ce8" office:value-type="date" office:date-value="2019-09-05" calcext:value-type="date">
            <text:p>05/09/2019</text:p>
          </table:table-cell>
          <table:table-cell table:style-name="ce4" office:value-type="string" calcext:value-type="string">
            <text:p>BIRON GROUPE SANTE INC.</text:p>
          </table:table-cell>
          <table:table-cell table:style-name="ce4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Infirmier, infirmier auxilia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147" calcext:value-type="float">
            <text:p>1371147</text:p>
          </table:table-cell>
          <table:table-cell table:style-name="ce8" office:value-type="date" office:date-value="2019-09-26" calcext:value-type="date">
            <text:p>26/09/2019</text:p>
          </table:table-cell>
          <table:table-cell table:style-name="ce4" office:value-type="string" calcext:value-type="string">
            <text:p>CENTRE D'EVALUATION POUR ALCOOLIQUES ET TOXICOMANES (CEPAT) INC.</text:p>
          </table:table-cell>
          <table:table-cell table:style-name="ce4"/>
          <table:table-cell table:style-name="ce4" office:value-type="float" office:value="4220.5" calcext:value-type="float">
            <text:p>4220,5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18358" calcext:value-type="float">
            <text:p>1318358</text:p>
          </table:table-cell>
          <table:table-cell table:style-name="ce8" office:value-type="date" office:date-value="2019-09-19" calcext:value-type="date">
            <text:p>19/09/2019</text:p>
          </table:table-cell>
          <table:table-cell table:style-name="ce4" office:value-type="string" calcext:value-type="string">
            <text:p>DENIS NADEAU</text:p>
          </table:table-cell>
          <table:table-cell table:style-name="ce10"/>
          <table:table-cell table:style-name="ce4" office:value-type="float" office:value="223.1" calcext:value-type="float">
            <text:p>223,1</text:p>
          </table:table-cell>
          <table:table-cell table:style-name="ce4" office:value-type="string" calcext:value-type="string">
            <text:p>Conseiller en relation de travai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AUDIN, CYRIL</text:p>
          </table:table-cell>
          <table:table-cell table:style-name="ce4" office:value-type="float" office:value="1360082" calcext:value-type="float">
            <text:p>1360082</text:p>
          </table:table-cell>
          <table:table-cell table:style-name="ce8" office:value-type="date" office:date-value="2019-09-16" calcext:value-type="date">
            <text:p>16/09/2019</text:p>
          </table:table-cell>
          <table:table-cell table:style-name="ce4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7417" calcext:value-type="float">
            <text:p>1367417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ATELIER D'USINAGE INNOVA PRECISION 2014</text:p>
          </table:table-cell>
          <table:table-cell table:style-name="ce10"/>
          <table:table-cell table:style-name="ce4" office:value-type="float" office:value="241.42" calcext:value-type="float">
            <text:p>241,42</text:p>
          </table:table-cell>
          <table:table-cell table:style-name="ce4" office:value-type="string" calcext:value-type="string">
            <text:p>Équipement sécurité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9-06" calcext:value-type="date">
            <text:p>06/09/2019</text:p>
          </table:table-cell>
          <table:table-cell table:style-name="ce4"/>
          <table:table-cell table:style-name="ce10"/>
          <table:table-cell table:style-name="ce4" office:value-type="float" office:value="116.28" calcext:value-type="float">
            <text:p>116,28</text:p>
          </table:table-cell>
          <table:table-cell table:style-name="ce4" office:value-type="string" calcext:value-type="string">
            <text:p>Équipemen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037" calcext:value-type="float">
            <text:p>1370037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GESTIONS JEAN-MARC GAGNE LTEE - CANADIAN TIRE</text:p>
          </table:table-cell>
          <table:table-cell table:style-name="ce4"/>
          <table:table-cell table:style-name="ce4" office:value-type="float" office:value="377.7" calcext:value-type="float">
            <text:p>377,7</text:p>
          </table:table-cell>
          <table:table-cell table:style-name="ce4" office:value-type="string" calcext:value-type="string">
            <text:p>Accessoires de spor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033" calcext:value-type="float">
            <text:p>1368033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GIVESCO INC.</text:p>
          </table:table-cell>
          <table:table-cell table:style-name="ce10"/>
          <table:table-cell table:style-name="ce4" office:value-type="float" office:value="83.78" calcext:value-type="float">
            <text:p>83,78</text:p>
          </table:table-cell>
          <table:table-cell table:style-name="ce4" office:value-type="string" calcext:value-type="string">
            <text:p>Bois de constru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146" calcext:value-type="float">
            <text:p>1368146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GROUPE BISSONNETTE INC.</text:p>
          </table:table-cell>
          <table:table-cell table:style-name="ce4"/>
          <table:table-cell table:style-name="ce4" office:value-type="float" office:value="1659.48" calcext:value-type="float">
            <text:p>1659,48</text:p>
          </table:table-cell>
          <table:table-cell table:style-name="ce4" office:value-type="string" calcext:value-type="string">
            <text:p>Huile, graisse et lubrifia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526" calcext:value-type="float">
            <text:p>1369526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GROUPE YULI INC.</text:p>
          </table:table-cell>
          <table:table-cell table:style-name="ce4"/>
          <table:table-cell table:style-name="ce4" office:value-type="float" office:value="1123.62" calcext:value-type="float">
            <text:p>1123,62</text:p>
          </table:table-cell>
          <table:table-cell table:style-name="ce4" office:value-type="string" calcext:value-type="string">
            <text:p>Montage et quincaillerie pour signalisation lumineuse et éclairage urba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398" calcext:value-type="float">
            <text:p>1367398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4"/>
          <table:table-cell table:style-name="ce4" office:value-type="float" office:value="1002.02" calcext:value-type="float">
            <text:p>1002,02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616" calcext:value-type="float">
            <text:p>1367616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 office:value-type="string" calcext:value-type="string">
            <text:p>LES INDUSTRIES MC ASPHALT LTEE</text:p>
          </table:table-cell>
          <table:table-cell table:style-name="ce4"/>
          <table:table-cell table:style-name="ce4" office:value-type="float" office:value="986.88" calcext:value-type="float">
            <text:p>986,88</text:p>
          </table:table-cell>
          <table:table-cell table:style-name="ce4" office:value-type="string" calcext:value-type="string">
            <text:p>Adhésif, col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845" calcext:value-type="float">
            <text:p>1370845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MAGASIN MYRLANIE INC. - CANADIAN TIRE</text:p>
          </table:table-cell>
          <table:table-cell table:style-name="ce4"/>
          <table:table-cell table:style-name="ce4" office:value-type="float" office:value="246.7" calcext:value-type="float">
            <text:p>246,7</text:p>
          </table:table-cell>
          <table:table-cell table:style-name="ce4" office:value-type="string" calcext:value-type="string">
            <text:p>Électro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663" calcext:value-type="float">
            <text:p>1366663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float" office:value="698.86" calcext:value-type="float">
            <text:p>698,86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420" calcext:value-type="float">
            <text:p>1367420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STELEM</text:p>
          </table:table-cell>
          <table:table-cell table:style-name="ce10"/>
          <table:table-cell table:style-name="ce4" office:value-type="float" office:value="496.59" calcext:value-type="float">
            <text:p>496,59</text:p>
          </table:table-cell>
          <table:table-cell table:style-name="ce4" office:value-type="string" calcext:value-type="string">
            <text:p>Système d'alimentation (air-gaz) pour matériel roulant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9-06" calcext:value-type="date">
            <text:p>06/09/2019</text:p>
          </table:table-cell>
          <table:table-cell table:style-name="ce4"/>
          <table:table-cell table:style-name="ce10"/>
          <table:table-cell table:style-name="ce4" office:value-type="float" office:value="2997.39" calcext:value-type="float">
            <text:p>2997,39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145" calcext:value-type="float">
            <text:p>1368145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/>
          <table:table-cell table:style-name="ce10"/>
          <table:table-cell table:style-name="ce4" office:value-type="float" office:value="383.2" calcext:value-type="float">
            <text:p>383,2</text:p>
          </table:table-cell>
          <table:table-cell table:style-name="ce4" office:value-type="string" calcext:value-type="string">
            <text:p>Outils à batt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710" calcext:value-type="float">
            <text:p>1366710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ST-GERMAIN EGOUTS ET AQUEDUCS INC.</text:p>
          </table:table-cell>
          <table:table-cell table:style-name="ce4"/>
          <table:table-cell table:style-name="ce4" office:value-type="float" office:value="31.5" calcext:value-type="float">
            <text:p>31,5</text:p>
          </table:table-cell>
          <table:table-cell table:style-name="ce4" office:value-type="string" calcext:value-type="string">
            <text:p>Produits pour manutention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9-03" calcext:value-type="date">
            <text:p>03/09/2019</text:p>
          </table:table-cell>
          <table:table-cell table:style-name="ce4"/>
          <table:table-cell table:style-name="ce4" office:value-type="float" office:value="1191511" calcext:value-type="float">
            <text:p>1191511</text:p>
          </table:table-cell>
          <table:table-cell table:style-name="ce4" office:value-type="float" office:value="264.56" calcext:value-type="float">
            <text:p>264,56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400" calcext:value-type="float">
            <text:p>1367400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TENAQUIP LIMITED</text:p>
          </table:table-cell>
          <table:table-cell table:style-name="ce10"/>
          <table:table-cell table:style-name="ce4" office:value-type="float" office:value="192.76" calcext:value-type="float">
            <text:p>192,76</text:p>
          </table:table-cell>
          <table:table-cell table:style-name="ce4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504" calcext:value-type="float">
            <text:p>1369504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VIA PREVENTION</text:p>
          </table:table-cell>
          <table:table-cell table:style-name="ce4"/>
          <table:table-cell table:style-name="ce4" office:value-type="float" office:value="629.92" calcext:value-type="float">
            <text:p>629,92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AUCHEMIN, SONIA</text:p>
          </table:table-cell>
          <table:table-cell table:style-name="ce4" office:value-type="float" office:value="1369233" calcext:value-type="float">
            <text:p>1369233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AVEC PLAISIRS</text:p>
          </table:table-cell>
          <table:table-cell table:style-name="ce4"/>
          <table:table-cell table:style-name="ce4" office:value-type="float" office:value="449.45" calcext:value-type="float">
            <text:p>449,4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3578" calcext:value-type="float">
            <text:p>1363578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DISTRIBUTIONS LG INC.</text:p>
          </table:table-cell>
          <table:table-cell table:style-name="ce4" office:value-type="float" office:value="1152445" calcext:value-type="float">
            <text:p>1152445</text:p>
          </table:table-cell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Service - Distribu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953" calcext:value-type="float">
            <text:p>1366953</text:p>
          </table:table-cell>
          <table:table-cell table:style-name="ce8" office:value-type="date" office:date-value="2019-09-04" calcext:value-type="date">
            <text:p>04/09/2019</text:p>
          </table:table-cell>
          <table:table-cell table:style-name="ce4" office:value-type="string" calcext:value-type="string">
            <text:p>FONDS EINICK GITELMAN</text:p>
          </table:table-cell>
          <table:table-cell table:style-name="ce10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Breuvage et nourrit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810" calcext:value-type="float">
            <text:p>1367810</text:p>
          </table:table-cell>
          <table:table-cell table:style-name="ce8" office:value-type="date" office:date-value="2019-09-10" calcext:value-type="date">
            <text:p>10/09/2019</text:p>
          </table:table-cell>
          <table:table-cell table:style-name="ce4" office:value-type="string" calcext:value-type="string">
            <text:p>JOREL AMTHOR</text:p>
          </table:table-cell>
          <table:table-cell table:style-name="ce10"/>
          <table:table-cell table:style-name="ce4" office:value-type="float" office:value="713.91" calcext:value-type="float">
            <text:p>713,91</text:p>
          </table:table-cell>
          <table:table-cell table:style-name="ce4" office:value-type="string" calcext:value-type="string">
            <text:p>Programmeur, analyst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520" calcext:value-type="float">
            <text:p>1367520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 office:value-type="string" calcext:value-type="string">
            <text:p>LA CENTRALE A IMAGES INC.</text:p>
          </table:table-cell>
          <table:table-cell table:style-name="ce4"/>
          <table:table-cell table:style-name="ce4" office:value-type="float" office:value="1574.81" calcext:value-type="float">
            <text:p>1574,81</text:p>
          </table:table-cell>
          <table:table-cell table:style-name="ce4" office:value-type="string" calcext:value-type="string">
            <text:p>Service - Photograph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050" calcext:value-type="float">
            <text:p>1370050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LA PRESSE LTEE</text:p>
          </table:table-cell>
          <table:table-cell table:style-name="ce4"/>
          <table:table-cell table:style-name="ce4" office:value-type="float" office:value="4565.66" calcext:value-type="float">
            <text:p>4565,66</text:p>
          </table:table-cell>
          <table:table-cell table:style-name="ce4" office:value-type="string" calcext:value-type="string">
            <text:p>Service - Agence de publicité, promo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091" calcext:value-type="float">
            <text:p>1361091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 office:value-type="string" calcext:value-type="string">
            <text:p>MARGARET SANKEY</text:p>
          </table:table-cell>
          <table:table-cell table:style-name="ce4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Traduct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43" calcext:value-type="float">
            <text:p>1354743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48" calcext:value-type="float">
            <text:p>1354748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 office:value-type="string" calcext:value-type="string">
            <text:p>THE SUBURBAN NEWSPAPER</text:p>
          </table:table-cell>
          <table:table-cell table:style-name="ce4"/>
          <table:table-cell table:style-name="ce4" office:value-type="float" office:value="1207.36" calcext:value-type="float">
            <text:p>1207,36</text:p>
          </table:table-cell>
          <table:table-cell table:style-name="ce4" office:value-type="string" calcext:value-type="string">
            <text:p>Service - Placement média d'avis public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534" calcext:value-type="float">
            <text:p>1367534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 office:value-type="string" calcext:value-type="string">
            <text:p>YANNICK DERY</text:p>
          </table:table-cell>
          <table:table-cell table:style-name="ce10"/>
          <table:table-cell table:style-name="ce4" office:value-type="float" office:value="1826.26" calcext:value-type="float">
            <text:p>1826,26</text:p>
          </table:table-cell>
          <table:table-cell table:style-name="ce4" office:value-type="string" calcext:value-type="string">
            <text:p>Service - Revue de press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DARD, LUCIE</text:p>
          </table:table-cell>
          <table:table-cell table:style-name="ce4" office:value-type="float" office:value="1369106" calcext:value-type="float">
            <text:p>1369106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BEC FIN INTERNATIONAL INC.</text:p>
          </table:table-cell>
          <table:table-cell table:style-name="ce4"/>
          <table:table-cell table:style-name="ce4" office:value-type="float" office:value="234.12" calcext:value-type="float">
            <text:p>234,12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7442" calcext:value-type="float">
            <text:p>1367442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CUISINE-ATOUT ENTREPRISE D'INSERTION INC.</text:p>
          </table:table-cell>
          <table:table-cell table:style-name="ce4"/>
          <table:table-cell table:style-name="ce4" office:value-type="float" office:value="194.5" calcext:value-type="float">
            <text:p>194,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6459" calcext:value-type="float">
            <text:p>1326459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SOCIETE CANADIENNE DES POSTES</text:p>
          </table:table-cell>
          <table:table-cell table:style-name="ce4"/>
          <table:table-cell table:style-name="ce4" office:value-type="float" office:value="3149.62" calcext:value-type="float">
            <text:p>3149,62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OUTIN, PIERRE</text:p>
          </table:table-cell>
          <table:table-cell table:style-name="ce4" office:value-type="float" office:value="1371291" calcext:value-type="float">
            <text:p>1371291</text:p>
          </table:table-cell>
          <table:table-cell table:style-name="ce8" office:value-type="date" office:date-value="2019-09-27" calcext:value-type="date">
            <text:p>27/09/2019</text:p>
          </table:table-cell>
          <table:table-cell table:style-name="ce4" office:value-type="string" calcext:value-type="string">
            <text:p>COOPERATIVE DE L'UNIVERSITE LAVAL</text:p>
          </table:table-cell>
          <table:table-cell table:style-name="ce4"/>
          <table:table-cell table:style-name="ce4" office:value-type="float" office:value="229.92" calcext:value-type="float">
            <text:p>229,92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8150" calcext:value-type="float">
            <text:p>1368150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LOCATION GUAY</text:p>
          </table:table-cell>
          <table:table-cell table:style-name="ce4"/>
          <table:table-cell table:style-name="ce4" office:value-type="float" office:value="20997.5" calcext:value-type="float">
            <text:p>20997,5</text:p>
          </table:table-cell>
          <table:table-cell table:style-name="ce4" office:value-type="string" calcext:value-type="string">
            <text:p>Location - Véhicule lourd, machinerie lourde et camion avec équipement spécialisé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9058" calcext:value-type="float">
            <text:p>1369058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NORDIKEAU INC</text:p>
          </table:table-cell>
          <table:table-cell table:style-name="ce4"/>
          <table:table-cell table:style-name="ce4" office:value-type="float" office:value="8306.61" calcext:value-type="float">
            <text:p>8306,61</text:p>
          </table:table-cell>
          <table:table-cell table:style-name="ce4" office:value-type="string" calcext:value-type="string">
            <text:p>Service - Inspection de conduites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8952" calcext:value-type="float">
            <text:p>1368952</text:p>
          </table:table-cell>
          <table:table-cell table:style-name="ce8" office:value-type="date" office:date-value="2019-09-16" calcext:value-type="date">
            <text:p>16/09/2019</text:p>
          </table:table-cell>
          <table:table-cell table:style-name="ce4" office:value-type="string" calcext:value-type="string">
            <text:p>TRANSPORT MOTTILLO ET FILS INC.</text:p>
          </table:table-cell>
          <table:table-cell table:style-name="ce4"/>
          <table:table-cell table:style-name="ce4" office:value-type="float" office:value="22047.37" calcext:value-type="float">
            <text:p>22047,37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69653" calcext:value-type="float">
            <text:p>1369653</text:p>
          </table:table-cell>
          <table:table-cell table:style-name="ce8" office:value-type="date" office:date-value="2019-09-19" calcext:value-type="date">
            <text:p>19/09/2019</text:p>
          </table:table-cell>
          <table:table-cell table:style-name="ce4" office:value-type="string" calcext:value-type="string">
            <text:p>AUVITEC LTEE</text:p>
          </table:table-cell>
          <table:table-cell table:style-name="ce4"/>
          <table:table-cell table:style-name="ce4" office:value-type="float" office:value="944.89" calcext:value-type="float">
            <text:p>944,89</text:p>
          </table:table-cell>
          <table:table-cell table:style-name="ce4" office:value-type="string" calcext:value-type="string">
            <text:p>Location - Équipement de scèn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7444" calcext:value-type="float">
            <text:p>1367444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EXCELLE MACHINE A COUDRE</text:p>
          </table:table-cell>
          <table:table-cell table:style-name="ce4"/>
          <table:table-cell table:style-name="ce4" office:value-type="float" office:value="1468.78" calcext:value-type="float">
            <text:p>1468,78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0546" calcext:value-type="float">
            <text:p>1320546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L'EMPREINTE IMPRIMERIE INC.</text:p>
          </table:table-cell>
          <table:table-cell table:style-name="ce4"/>
          <table:table-cell table:style-name="ce4" office:value-type="float" office:value="35.7" calcext:value-type="float">
            <text:p>35,7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9564" calcext:value-type="float">
            <text:p>1369564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LES CONSULTANTS OLYMPE INC.</text:p>
          </table:table-cell>
          <table:table-cell table:style-name="ce4" office:value-type="float" office:value="1353377" calcext:value-type="float">
            <text:p>1353377</text:p>
          </table:table-cell>
          <table:table-cell table:style-name="ce4" office:value-type="float" office:value="367.46" calcext:value-type="float">
            <text:p>367,46</text:p>
          </table:table-cell>
          <table:table-cell table:style-name="ce4" office:value-type="string" calcext:value-type="string">
            <text:p>Conseiller en ergonomi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54775" calcext:value-type="float">
            <text:p>1354775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LOCATION D'OUTILS SIMPLEX S.E.C.</text:p>
          </table:table-cell>
          <table:table-cell table:style-name="ce4"/>
          <table:table-cell table:style-name="ce4" office:value-type="float" office:value="252.5" calcext:value-type="float">
            <text:p>252,5</text:p>
          </table:table-cell>
          <table:table-cell table:style-name="ce4" office:value-type="string" calcext:value-type="string">
            <text:p>Réparation/Entretien - Équipement de scèn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9103" calcext:value-type="float">
            <text:p>1369103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table:number-columns-repeated="2"/>
          <table:table-cell table:style-name="ce4" office:value-type="float" office:value="1298.88" calcext:value-type="float">
            <text:p>1298,88</text:p>
          </table:table-cell>
          <table:table-cell table:style-name="ce4" office:value-type="string" calcext:value-type="string">
            <text:p>Réparation/Entretien - Équipement de scèn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7500" calcext:value-type="float">
            <text:p>1367500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 office:value-type="string" calcext:value-type="string">
            <text:p>LOCATION JEAN LEGARE LTEE</text:p>
          </table:table-cell>
          <table:table-cell table:style-name="ce4"/>
          <table:table-cell table:style-name="ce4" office:value-type="float" office:value="185.75" calcext:value-type="float">
            <text:p>185,75</text:p>
          </table:table-cell>
          <table:table-cell table:style-name="ce4" office:value-type="string" calcext:value-type="string">
            <text:p>Service - Déménagement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0101" calcext:value-type="float">
            <text:p>1370101</text:p>
          </table:table-cell>
          <table:table-cell table:style-name="ce8" office:value-type="date" office:date-value="2019-09-23" calcext:value-type="date">
            <text:p>23/09/2019</text:p>
          </table:table-cell>
          <table:table-cell table:style-name="ce4" table:number-columns-repeated="2"/>
          <table:table-cell table:style-name="ce4" office:value-type="float" office:value="156.36" calcext:value-type="float">
            <text:p>156,36</text:p>
          </table:table-cell>
          <table:table-cell table:style-name="ce4" office:value-type="string" calcext:value-type="string">
            <text:p>Service - Déménag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15" calcext:value-type="float">
            <text:p>1365415</text:p>
          </table:table-cell>
          <table:table-cell table:style-name="ce8" office:value-type="date" office:date-value="2019-09-03" calcext:value-type="date">
            <text:p>03/09/2019</text:p>
          </table:table-cell>
          <table:table-cell table:style-name="ce4" office:value-type="string" calcext:value-type="string">
            <text:p>MAGASINS BEST BUY LTEE</text:p>
          </table:table-cell>
          <table:table-cell table:style-name="ce4"/>
          <table:table-cell table:style-name="ce4" office:value-type="float" office:value="40.3" calcext:value-type="float">
            <text:p>40,3</text:p>
          </table:table-cell>
          <table:table-cell table:style-name="ce4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097" calcext:value-type="float">
            <text:p>1369097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TECHNIVAPEUR</text:p>
          </table:table-cell>
          <table:table-cell table:style-name="ce4"/>
          <table:table-cell table:style-name="ce4" office:value-type="float" office:value="680.32" calcext:value-type="float">
            <text:p>680,32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123" calcext:value-type="float">
            <text:p>1371123</text:p>
          </table:table-cell>
          <table:table-cell table:style-name="ce8" office:value-type="date" office:date-value="2019-09-26" calcext:value-type="date">
            <text:p>26/09/2019</text:p>
          </table:table-cell>
          <table:table-cell table:style-name="ce4"/>
          <table:table-cell table:style-name="ce10"/>
          <table:table-cell table:style-name="ce4" office:value-type="float" office:value="1405.78" calcext:value-type="float">
            <text:p>1405,78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602" calcext:value-type="float">
            <text:p>1366602</text:p>
          </table:table-cell>
          <table:table-cell table:style-name="ce8" office:value-type="date" office:date-value="2019-09-03" calcext:value-type="date">
            <text:p>03/09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342.24" calcext:value-type="float">
            <text:p>342,24</text:p>
          </table:table-cell>
          <table:table-cell table:style-name="ce4" office:value-type="string" calcext:value-type="string">
            <text:p>Équipement de scèn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HAMBEROT, ROBERT</text:p>
          </table:table-cell>
          <table:table-cell table:style-name="ce4" office:value-type="float" office:value="1370204" calcext:value-type="float">
            <text:p>1370204</text:p>
          </table:table-cell>
          <table:table-cell table:style-name="ce8" office:value-type="date" office:date-value="2019-09-23" calcext:value-type="date">
            <text:p>23/09/2019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10"/>
          <table:table-cell table:style-name="ce4" office:value-type="float" office:value="733.3" calcext:value-type="float">
            <text:p>733,3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350" calcext:value-type="float">
            <text:p>1369350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BRODART CANADA COMPAGNY</text:p>
          </table:table-cell>
          <table:table-cell table:style-name="ce10"/>
          <table:table-cell table:style-name="ce4" office:value-type="float" office:value="75.12" calcext:value-type="float">
            <text:p>75,12</text:p>
          </table:table-cell>
          <table:table-cell table:style-name="ce4" office:value-type="string" calcext:value-type="string">
            <text:p>Fourniture de classement et de rang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207" calcext:value-type="float">
            <text:p>1369207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LES IMPRESSIONS PLASTIMAX</text:p>
          </table:table-cell>
          <table:table-cell table:style-name="ce10"/>
          <table:table-cell table:style-name="ce4" office:value-type="float" office:value="1918.39" calcext:value-type="float">
            <text:p>1918,39</text:p>
          </table:table-cell>
          <table:table-cell table:style-name="ce4" office:value-type="string" calcext:value-type="string">
            <text:p>Formulaire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float" office:value="1368377" calcext:value-type="float">
            <text:p>1368377</text:p>
          </table:table-cell>
          <table:table-cell table:style-name="ce8" office:value-type="date" office:date-value="2019-09-12" calcext:value-type="date">
            <text:p>12/09/2019</text:p>
          </table:table-cell>
          <table:table-cell table:style-name="ce4" office:value-type="string" calcext:value-type="string">
            <text:p>ARBO-DESIGN INC.</text:p>
          </table:table-cell>
          <table:table-cell table:style-name="ce4"/>
          <table:table-cell table:style-name="ce4" office:value-type="float" office:value="3149.62" calcext:value-type="float">
            <text:p>3149,62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868" calcext:value-type="float">
            <text:p>1367868</text:p>
          </table:table-cell>
          <table:table-cell table:style-name="ce8" office:value-type="date" office:date-value="2019-09-10" calcext:value-type="date">
            <text:p>10/09/2019</text:p>
          </table:table-cell>
          <table:table-cell table:style-name="ce4" office:value-type="string" calcext:value-type="string">
            <text:p>CAPREA EXPERTS IMMOBILIERS INC.</text:p>
          </table:table-cell>
          <table:table-cell table:style-name="ce4" office:value-type="float" office:value="1347295" calcext:value-type="float">
            <text:p>1347295</text:p>
          </table:table-cell>
          <table:table-cell table:style-name="ce4" office:value-type="float" office:value="1023.63" calcext:value-type="float">
            <text:p>1023,63</text:p>
          </table:table-cell>
          <table:table-cell table:style-name="ce4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157" calcext:value-type="float">
            <text:p>1368157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MORNEAU SHEPELL LTD.</text:p>
          </table:table-cell>
          <table:table-cell table:style-name="ce10"/>
          <table:table-cell table:style-name="ce4" office:value-type="float" office:value="1574.82" calcext:value-type="float">
            <text:p>1574,82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9104" calcext:value-type="float">
            <text:p>1369104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VINACOUSTIK INC.</text:p>
          </table:table-cell>
          <table:table-cell table:style-name="ce10"/>
          <table:table-cell table:style-name="ce4" office:value-type="float" office:value="1207.36" calcext:value-type="float">
            <text:p>1207,36</text:p>
          </table:table-cell>
          <table:table-cell table:style-name="ce4" office:value-type="string" calcext:value-type="string">
            <text:p>Conseiller - Protection et contrôle de la qualité de l'ai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GUYLAINE</text:p>
          </table:table-cell>
          <table:table-cell table:style-name="ce4" office:value-type="float" office:value="1367128" calcext:value-type="float">
            <text:p>1367128</text:p>
          </table:table-cell>
          <table:table-cell table:style-name="ce8" office:value-type="date" office:date-value="2019-09-05" calcext:value-type="date">
            <text:p>05/09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629.78" calcext:value-type="float">
            <text:p>629,78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9117" calcext:value-type="float">
            <text:p>1369117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CARDIN JULIEN INC.</text:p>
          </table:table-cell>
          <table:table-cell table:style-name="ce10"/>
          <table:table-cell table:style-name="ce4" office:value-type="float" office:value="5868.8" calcext:value-type="float">
            <text:p>5868,8</text:p>
          </table:table-cell>
          <table:table-cell table:style-name="ce4" office:value-type="string" calcext:value-type="string">
            <text:p>Architect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6681" calcext:value-type="float">
            <text:p>1326681</text:p>
          </table:table-cell>
          <table:table-cell table:style-name="ce8" office:value-type="date" office:date-value="2019-09-26" calcext:value-type="date">
            <text:p>26/09/2019</text:p>
          </table:table-cell>
          <table:table-cell table:style-name="ce4" office:value-type="string" calcext:value-type="string">
            <text:p>CLEB LABORATOIRE INC.</text:p>
          </table:table-cell>
          <table:table-cell table:style-name="ce10"/>
          <table:table-cell table:style-name="ce4" office:value-type="float" office:value="3359.6" calcext:value-type="float">
            <text:p>3359,6</text:p>
          </table:table-cell>
          <table:table-cell table:style-name="ce4" office:value-type="string" calcext:value-type="string">
            <text:p>Entrepreneur en bâtiments de tout gen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155" calcext:value-type="float">
            <text:p>1371155</text:p>
          </table:table-cell>
          <table:table-cell table:style-name="ce8" office:value-type="date" office:date-value="2019-09-26" calcext:value-type="date">
            <text:p>26/09/2019</text:p>
          </table:table-cell>
          <table:table-cell table:style-name="ce4" office:value-type="string" calcext:value-type="string">
            <text:p>COMPUGEN INC.</text:p>
          </table:table-cell>
          <table:table-cell table:style-name="ce10"/>
          <table:table-cell table:style-name="ce4" office:value-type="float" office:value="855.02" calcext:value-type="float">
            <text:p>855,02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864" calcext:value-type="float">
            <text:p>1367864</text:p>
          </table:table-cell>
          <table:table-cell table:style-name="ce8" office:value-type="date" office:date-value="2019-09-10" calcext:value-type="date">
            <text:p>10/09/2019</text:p>
          </table:table-cell>
          <table:table-cell table:style-name="ce4" office:value-type="string" calcext:value-type="string">
            <text:p>LES CONSTRUCTIONS ARGOZY INC.</text:p>
          </table:table-cell>
          <table:table-cell table:style-name="ce10"/>
          <table:table-cell table:style-name="ce4" office:value-type="float" office:value="14330.79" calcext:value-type="float">
            <text:p>14330,79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276" calcext:value-type="float">
            <text:p>1369276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ROSE-MARIE GOULET</text:p>
          </table:table-cell>
          <table:table-cell table:style-name="ce10"/>
          <table:table-cell table:style-name="ce4" office:value-type="float" office:value="2270.88" calcext:value-type="float">
            <text:p>2270,88</text:p>
          </table:table-cell>
          <table:table-cell table:style-name="ce4" office:value-type="string" calcext:value-type="string">
            <text:p>Service - Artiste vis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113" calcext:value-type="float">
            <text:p>1369113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SOLIDCAD UNE COMPAGNIE CANSEL</text:p>
          </table:table-cell>
          <table:table-cell table:style-name="ce10"/>
          <table:table-cell table:style-name="ce4" office:value-type="float" office:value="1034.13" calcext:value-type="float">
            <text:p>1034,13</text:p>
          </table:table-cell>
          <table:table-cell table:style-name="ce4" office:value-type="string" calcext:value-type="string">
            <text:p>Logiciel et progici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277" calcext:value-type="float">
            <text:p>1369277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VISION SOLAIRE CONSULTANTS INC.</text:p>
          </table:table-cell>
          <table:table-cell table:style-name="ce4"/>
          <table:table-cell table:style-name="ce4" office:value-type="float" office:value="4960.66" calcext:value-type="float">
            <text:p>4960,66</text:p>
          </table:table-cell>
          <table:table-cell table:style-name="ce4" office:value-type="string" calcext:value-type="string">
            <text:p>Produits d'éclairag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THIER, STEPHANE</text:p>
          </table:table-cell>
          <table:table-cell table:style-name="ce4" office:value-type="float" office:value="1367451" calcext:value-type="float">
            <text:p>1367451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4"/>
          <table:table-cell table:style-name="ce4" office:value-type="float" office:value="348.61" calcext:value-type="float">
            <text:p>348,61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0194" calcext:value-type="float">
            <text:p>1370194</text:p>
          </table:table-cell>
          <table:table-cell table:style-name="ce8" office:value-type="date" office:date-value="2019-09-23" calcext:value-type="date">
            <text:p>23/09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279.91" calcext:value-type="float">
            <text:p>279,91</text:p>
          </table:table-cell>
          <table:table-cell table:style-name="ce4" office:value-type="string" calcext:value-type="string">
            <text:p>Articles de papeteri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59780" calcext:value-type="float">
            <text:p>1359780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ACKLANDS - GRAINGER INC.</text:p>
          </table:table-cell>
          <table:table-cell table:style-name="ce4"/>
          <table:table-cell table:style-name="ce4" office:value-type="float" office:value="358.01" calcext:value-type="float">
            <text:p>358,01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518" calcext:value-type="float">
            <text:p>1369518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ALBERT VIAU DIVISION EMCO CORPORATION</text:p>
          </table:table-cell>
          <table:table-cell table:style-name="ce4"/>
          <table:table-cell table:style-name="ce4" office:value-type="float" office:value="1097.64" calcext:value-type="float">
            <text:p>1097,64</text:p>
          </table:table-cell>
          <table:table-cell table:style-name="ce4" office:value-type="string" calcext:value-type="string">
            <text:p>Tuyauterie et racco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942" calcext:value-type="float">
            <text:p>1369942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MINISTRE DES FINANCES</text:p>
          </table:table-cell>
          <table:table-cell table:style-name="ce4"/>
          <table:table-cell table:style-name="ce4" office:value-type="float" office:value="598.44" calcext:value-type="float">
            <text:p>598,44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880" calcext:value-type="float">
            <text:p>1366880</text:p>
          </table:table-cell>
          <table:table-cell table:style-name="ce8" office:value-type="date" office:date-value="2019-09-04" calcext:value-type="date">
            <text:p>04/09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501.52" calcext:value-type="float">
            <text:p>501,52</text:p>
          </table:table-cell>
          <table:table-cell table:style-name="ce4" office:value-type="string" calcext:value-type="string">
            <text:p>Équipement de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196" calcext:value-type="float">
            <text:p>1370196</text:p>
          </table:table-cell>
          <table:table-cell table:style-name="ce8" office:value-type="date" office:date-value="2019-09-23" calcext:value-type="date">
            <text:p>23/09/2019</text:p>
          </table:table-cell>
          <table:table-cell table:style-name="ce4" office:value-type="string" calcext:value-type="string">
            <text:p>SOCIETE INTERNATIONALE D'ARBORICULTURE QUEBEC INC. (S.I.A.Q.)</text:p>
          </table:table-cell>
          <table:table-cell table:style-name="ce4"/>
          <table:table-cell table:style-name="ce4" office:value-type="float" office:value="881.89" calcext:value-type="float">
            <text:p>881,89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530" calcext:value-type="float">
            <text:p>1369530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STELEM</text:p>
          </table:table-cell>
          <table:table-cell table:style-name="ce4"/>
          <table:table-cell table:style-name="ce4" office:value-type="float" office:value="94.49" calcext:value-type="float">
            <text:p>94,49</text:p>
          </table:table-cell>
          <table:table-cell table:style-name="ce4" office:value-type="string" calcext:value-type="string">
            <text:p>Produits de branchement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9568" calcext:value-type="float">
            <text:p>1369568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 office:value-type="string" calcext:value-type="string">
            <text:p>ST-GERMAIN EGOUTS ET AQUEDUCS INC.</text:p>
          </table:table-cell>
          <table:table-cell table:style-name="ce4" office:value-type="float" office:value="1277188" calcext:value-type="float">
            <text:p>1277188</text:p>
          </table:table-cell>
          <table:table-cell table:style-name="ce4" office:value-type="float" office:value="7545.83" calcext:value-type="float">
            <text:p>7545,83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737" calcext:value-type="float">
            <text:p>1358737</text:p>
          </table:table-cell>
          <table:table-cell table:style-name="ce8" office:value-type="date" office:date-value="2019-09-05" calcext:value-type="date">
            <text:p>05/09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11.16" calcext:value-type="float">
            <text:p>11,16</text:p>
          </table:table-cell>
          <table:table-cell table:style-name="ce4" office:value-type="string" calcext:value-type="string">
            <text:p>Service - Transport de colis (Frais de transport)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LIMPERIS, APOSTOLOS MARIO</text:p>
          </table:table-cell>
          <table:table-cell table:style-name="ce4" office:value-type="float" office:value="1339733" calcext:value-type="float">
            <text:p>1339733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BATTERIES NATECH INC.</text:p>
          </table:table-cell>
          <table:table-cell table:style-name="ce10"/>
          <table:table-cell table:style-name="ce4" office:value-type="float" office:value="2015.13" calcext:value-type="float">
            <text:p>2015,13</text:p>
          </table:table-cell>
          <table:table-cell table:style-name="ce4" office:value-type="string" calcext:value-type="string">
            <text:p>Attache-câbl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9471" calcext:value-type="float">
            <text:p>1359471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 office:value-type="string" calcext:value-type="string">
            <text:p>CENTAURECOM INC.</text:p>
          </table:table-cell>
          <table:table-cell table:style-name="ce4"/>
          <table:table-cell table:style-name="ce4" office:value-type="float" office:value="53.55" calcext:value-type="float">
            <text:p>53,55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886" calcext:value-type="float">
            <text:p>1370886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COVER-TECH INC.</text:p>
          </table:table-cell>
          <table:table-cell table:style-name="ce4"/>
          <table:table-cell table:style-name="ce4" office:value-type="float" office:value="3753.3" calcext:value-type="float">
            <text:p>3753,3</text:p>
          </table:table-cell>
          <table:table-cell table:style-name="ce4" office:value-type="string" calcext:value-type="string">
            <text:p>Équipement et fourniture pour terrain de jeux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641" calcext:value-type="float">
            <text:p>1370641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LES INSTALLATIONS SPORTIVES AGORA INC.</text:p>
          </table:table-cell>
          <table:table-cell table:style-name="ce10"/>
          <table:table-cell table:style-name="ce4" office:value-type="float" office:value="1275.6" calcext:value-type="float">
            <text:p>1275,6</text:p>
          </table:table-cell>
          <table:table-cell table:style-name="ce4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307" calcext:value-type="float">
            <text:p>1367307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PRODUITS SANY</text:p>
          </table:table-cell>
          <table:table-cell table:style-name="ce10"/>
          <table:table-cell table:style-name="ce4" office:value-type="float" office:value="259.67" calcext:value-type="float">
            <text:p>259,67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498" calcext:value-type="float">
            <text:p>1367498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/>
          <table:table-cell table:style-name="ce10"/>
          <table:table-cell table:style-name="ce4" office:value-type="float" office:value="984.68" calcext:value-type="float">
            <text:p>984,68</text:p>
          </table:table-cell>
          <table:table-cell table:style-name="ce4" office:value-type="string" calcext:value-type="string">
            <text:p>Réparation/Entretien - Appareil d'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443" calcext:value-type="float">
            <text:p>1370443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38.1" calcext:value-type="float">
            <text:p>138,1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473" calcext:value-type="float">
            <text:p>1370473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23.68" calcext:value-type="float">
            <text:p>123,68</text:p>
          </table:table-cell>
          <table:table-cell table:style-name="ce4" office:value-type="string" calcext:value-type="string">
            <text:p>Distributeur de produit nettoyant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/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40.15" calcext:value-type="float">
            <text:p>140,15</text:p>
          </table:table-cell>
          <table:table-cell table:style-name="ce4" office:value-type="string" calcext:value-type="string">
            <text:p>Produits de papi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474" calcext:value-type="float">
            <text:p>1370474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531.41" calcext:value-type="float">
            <text:p>531,41</text:p>
          </table:table-cell>
          <table:table-cell table:style-name="ce4" office:value-type="string" calcext:value-type="string">
            <text:p>Produits de nettoyag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0640" calcext:value-type="float">
            <text:p>1370640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USD GLOBAL INC.</text:p>
          </table:table-cell>
          <table:table-cell table:style-name="ce10"/>
          <table:table-cell table:style-name="ce4" office:value-type="float" office:value="340.17" calcext:value-type="float">
            <text:p>340,17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4" office:value-type="float" office:value="1367824" calcext:value-type="float">
            <text:p>1367824</text:p>
          </table:table-cell>
          <table:table-cell table:style-name="ce8" office:value-type="date" office:date-value="2019-09-10" calcext:value-type="date">
            <text:p>10/09/2019</text:p>
          </table:table-cell>
          <table:table-cell table:style-name="ce4" office:value-type="string" calcext:value-type="string">
            <text:p>ENGLOBE CORP.</text:p>
          </table:table-cell>
          <table:table-cell table:style-name="ce4"/>
          <table:table-cell table:style-name="ce4" office:value-type="float" office:value="1672.37" calcext:value-type="float">
            <text:p>1672,37</text:p>
          </table:table-cell>
          <table:table-cell table:style-name="ce4" office:value-type="string" calcext:value-type="string">
            <text:p>Ingénieur civil - Structure de bâti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753" calcext:value-type="float">
            <text:p>1369753</text:p>
          </table:table-cell>
          <table:table-cell table:style-name="ce8" office:value-type="date" office:date-value="2019-09-19" calcext:value-type="date">
            <text:p>19/09/2019</text:p>
          </table:table-cell>
          <table:table-cell table:style-name="ce4" office:value-type="string" calcext:value-type="string">
            <text:p>GASTIER M.P. INC.</text:p>
          </table:table-cell>
          <table:table-cell table:style-name="ce4"/>
          <table:table-cell table:style-name="ce4" office:value-type="float" office:value="792.2" calcext:value-type="float">
            <text:p>792,2</text:p>
          </table:table-cell>
          <table:table-cell table:style-name="ce4" office:value-type="string" calcext:value-type="string">
            <text:p>Entrepreneur en électric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474" calcext:value-type="float">
            <text:p>1368474</text:p>
          </table:table-cell>
          <table:table-cell table:style-name="ce8" office:value-type="date" office:date-value="2019-09-12" calcext:value-type="date">
            <text:p>12/09/2019</text:p>
          </table:table-cell>
          <table:table-cell table:style-name="ce4" office:value-type="string" calcext:value-type="string">
            <text:p>JOYAL GROUPE EXPERT CONSEIL INC</text:p>
          </table:table-cell>
          <table:table-cell table:style-name="ce4"/>
          <table:table-cell table:style-name="ce4" office:value-type="float" office:value="904.42" calcext:value-type="float">
            <text:p>904,42</text:p>
          </table:table-cell>
          <table:table-cell table:style-name="ce4" office:value-type="string" calcext:value-type="string">
            <text:p>Pile, batt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476" calcext:value-type="float">
            <text:p>1368476</text:p>
          </table:table-cell>
          <table:table-cell table:style-name="ce8" office:value-type="date" office:date-value="2019-09-12" calcext:value-type="date">
            <text:p>12/09/2019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float" office:value="6482.25" calcext:value-type="float">
            <text:p>6482,25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9111" calcext:value-type="float">
            <text:p>1369111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SITE INTEGRATION PLUS INC.</text:p>
          </table:table-cell>
          <table:table-cell table:style-name="ce4"/>
          <table:table-cell table:style-name="ce4" office:value-type="float" office:value="6178.46" calcext:value-type="float">
            <text:p>6178,46</text:p>
          </table:table-cell>
          <table:table-cell table:style-name="ce4" office:value-type="string" calcext:value-type="string">
            <text:p>Porte et fenêtr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4" office:value-type="float" office:value="1368180" calcext:value-type="float">
            <text:p>1368180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 office:value-type="string" calcext:value-type="string">
            <text:p>A.J. JEMMSAU INC.</text:p>
          </table:table-cell>
          <table:table-cell table:style-name="ce4"/>
          <table:table-cell table:style-name="ce4" office:value-type="float" office:value="8150.18" calcext:value-type="float">
            <text:p>8150,18</text:p>
          </table:table-cell>
          <table:table-cell table:style-name="ce4" office:value-type="string" calcext:value-type="string">
            <text:p>Service - Ébénist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18368" calcext:value-type="float">
            <text:p>1318368</text:p>
          </table:table-cell>
          <table:table-cell table:style-name="ce8" office:value-type="date" office:date-value="2019-09-05" calcext:value-type="date">
            <text:p>05/09/2019</text:p>
          </table:table-cell>
          <table:table-cell table:style-name="ce4" office:value-type="string" calcext:value-type="string">
            <text:p>ARBITRAGE MARCEL MORIN INC.</text:p>
          </table:table-cell>
          <table:table-cell table:style-name="ce4"/>
          <table:table-cell table:style-name="ce4" office:value-type="float" office:value="1811.03" calcext:value-type="float">
            <text:p>1811,03</text:p>
          </table:table-cell>
          <table:table-cell table:style-name="ce4" office:value-type="string" calcext:value-type="string">
            <text:p>Conseiller en relation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0848" calcext:value-type="float">
            <text:p>1320848</text:p>
          </table:table-cell>
          <table:table-cell table:style-name="ce8" office:value-type="date" office:date-value="2019-09-19" calcext:value-type="date">
            <text:p>19/09/2019</text:p>
          </table:table-cell>
          <table:table-cell table:style-name="ce4" office:value-type="string" calcext:value-type="string">
            <text:p>BEDARD, LUCIE</text:p>
          </table:table-cell>
          <table:table-cell table:style-name="ce4"/>
          <table:table-cell table:style-name="ce4" office:value-type="float" office:value="529.03" calcext:value-type="float">
            <text:p>529,03</text:p>
          </table:table-cell>
          <table:table-cell table:style-name="ce4" office:value-type="string" calcext:value-type="string">
            <text:p>Frais - Dépenses de fon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099" calcext:value-type="float">
            <text:p>1368099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314.89" calcext:value-type="float">
            <text:p>314,89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084" calcext:value-type="float">
            <text:p>1361084</text:p>
          </table:table-cell>
          <table:table-cell table:style-name="ce8" office:value-type="date" office:date-value="2019-09-23" calcext:value-type="date">
            <text:p>23/09/2019</text:p>
          </table:table-cell>
          <table:table-cell table:style-name="ce4" office:value-type="string" calcext:value-type="string">
            <text:p>DEMANDE SPECIALE S.E.N.C.</text:p>
          </table:table-cell>
          <table:table-cell/>
          <table:table-cell table:style-name="ce4" office:value-type="float" office:value="472.44" calcext:value-type="float">
            <text:p>472,44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947" calcext:value-type="float">
            <text:p>1369947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ECHAFAUDS PLUS (LAVAL) INC</text:p>
          </table:table-cell>
          <table:table-cell/>
          <table:table-cell table:style-name="ce4" office:value-type="float" office:value="4199.5" calcext:value-type="float">
            <text:p>4199,5</text:p>
          </table:table-cell>
          <table:table-cell table:style-name="ce4" office:value-type="string" calcext:value-type="string">
            <text:p>Location - Clôture, barricad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831" calcext:value-type="float">
            <text:p>1366831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GROUPE ALTUS</text:p>
          </table:table-cell>
          <table:table-cell table:style-name="ce4"/>
          <table:table-cell table:style-name="ce4" office:value-type="float" office:value="22808.53" calcext:value-type="float">
            <text:p>22808,53</text:p>
          </table:table-cell>
          <table:table-cell table:style-name="ce4" office:value-type="string" calcext:value-type="string">
            <text:p>Conseiller en contrôle des coût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171" calcext:value-type="float">
            <text:p>1368171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INFORMATIQUE PRO-CONTACT INC.</text:p>
          </table:table-cell>
          <table:table-cell/>
          <table:table-cell table:style-name="ce4" office:value-type="float" office:value="15226.38" calcext:value-type="float">
            <text:p>15226,38</text:p>
          </table:table-cell>
          <table:table-cell table:style-name="ce4" office:value-type="string" calcext:value-type="string">
            <text:p>Entrepreneur en électric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383" calcext:value-type="float">
            <text:p>1367383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LAFLEUR &amp; FILS INC.</text:p>
          </table:table-cell>
          <table:table-cell/>
          <table:table-cell table:style-name="ce4" office:value-type="float" office:value="2429.1" calcext:value-type="float">
            <text:p>2429,1</text:p>
          </table:table-cell>
          <table:table-cell table:style-name="ce4" office:value-type="string" calcext:value-type="string">
            <text:p>Porte et fenêt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869" calcext:value-type="float">
            <text:p>1367869</text:p>
          </table:table-cell>
          <table:table-cell table:style-name="ce8" office:value-type="date" office:date-value="2019-09-10" calcext:value-type="date">
            <text:p>10/09/2019</text:p>
          </table:table-cell>
          <table:table-cell table:style-name="ce4" office:value-type="string" calcext:value-type="string">
            <text:p>LAVE AUTO 88 INC.</text:p>
          </table:table-cell>
          <table:table-cell/>
          <table:table-cell table:style-name="ce4" office:value-type="float" office:value="136.36" calcext:value-type="float">
            <text:p>136,36</text:p>
          </table:table-cell>
          <table:table-cell table:style-name="ce4" office:value-type="string" calcext:value-type="string">
            <text:p>Service - Lavage de véhicu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911" calcext:value-type="float">
            <text:p>1366911</text:p>
          </table:table-cell>
          <table:table-cell table:style-name="ce8" office:value-type="date" office:date-value="2019-09-04" calcext:value-type="date">
            <text:p>04/09/2019</text:p>
          </table:table-cell>
          <table:table-cell table:style-name="ce4" office:value-type="string" calcext:value-type="string">
            <text:p>MAHEU &amp; MAHEU INC.</text:p>
          </table:table-cell>
          <table:table-cell table:style-name="ce4"/>
          <table:table-cell table:style-name="ce4" office:value-type="float" office:value="136.48" calcext:value-type="float">
            <text:p>136,48</text:p>
          </table:table-cell>
          <table:table-cell table:style-name="ce4" office:value-type="string" calcext:value-type="string">
            <text:p>Service - Extermination, fumig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438" calcext:value-type="float">
            <text:p>1370438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PEPINIERE AUCLAIR ET FRERES (1991) INC.</text:p>
          </table:table-cell>
          <table:table-cell table:style-name="ce4"/>
          <table:table-cell table:style-name="ce4" office:value-type="float" office:value="2847.26" calcext:value-type="float">
            <text:p>2847,26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1536" calcext:value-type="float">
            <text:p>1361536</text:p>
          </table:table-cell>
          <table:table-cell table:style-name="ce8" office:value-type="date" office:date-value="2019-09-26" calcext:value-type="date">
            <text:p>26/09/2019</text:p>
          </table:table-cell>
          <table:table-cell table:style-name="ce4" office:value-type="string" calcext:value-type="string">
            <text:p>PREVENTION COTE-DES-NEIGES NOTRE-DAME-DE-GRACE</text:p>
          </table:table-cell>
          <table:table-cell/>
          <table:table-cell table:style-name="ce4" office:value-type="float" office:value="244.2" calcext:value-type="float">
            <text:p>244,2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7160" calcext:value-type="float">
            <text:p>1367160</text:p>
          </table:table-cell>
          <table:table-cell table:style-name="ce8" office:value-type="date" office:date-value="2019-09-05" calcext:value-type="date">
            <text:p>05/09/2019</text:p>
          </table:table-cell>
          <table:table-cell table:style-name="ce4" office:value-type="string" calcext:value-type="string">
            <text:p>SITE INTEGRATION PLUS INC.</text:p>
          </table:table-cell>
          <table:table-cell table:style-name="ce4"/>
          <table:table-cell table:style-name="ce4" office:value-type="float" office:value="16115.58" calcext:value-type="float">
            <text:p>16115,58</text:p>
          </table:table-cell>
          <table:table-cell table:style-name="ce4" office:value-type="string" calcext:value-type="string">
            <text:p>Système de contrôle, de surveillance et d'incend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873" calcext:value-type="float">
            <text:p>1370873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 office:value-type="string" calcext:value-type="string">
            <text:p>SOCIETE CANADIENNE DES POSTES</text:p>
          </table:table-cell>
          <table:table-cell table:style-name="ce4"/>
          <table:table-cell table:style-name="ce4" office:value-type="float" office:value="11542.17" calcext:value-type="float">
            <text:p>11542,17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65446" calcext:value-type="float">
            <text:p>1365446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TEKNION ROY ET BRETON INC.</text:p>
          </table:table-cell>
          <table:table-cell/>
          <table:table-cell table:style-name="ce4" office:value-type="float" office:value="8804.67" calcext:value-type="float">
            <text:p>8804,67</text:p>
          </table:table-cell>
          <table:table-cell table:style-name="ce4" office:value-type="string" calcext:value-type="string">
            <text:p>Bureau (Mobilier autoportant)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48660" calcext:value-type="float">
            <text:p>1348660</text:p>
          </table:table-cell>
          <table:table-cell table:style-name="ce8" office:value-type="date" office:date-value="2019-09-03" calcext:value-type="date">
            <text:p>03/09/2019</text:p>
          </table:table-cell>
          <table:table-cell table:style-name="ce4" office:value-type="string" calcext:value-type="string">
            <text:p>TUYAUX HITECH (HTP) LTEE</text:p>
          </table:table-cell>
          <table:table-cell/>
          <table:table-cell table:style-name="ce4" office:value-type="float" office:value="36330.34" calcext:value-type="float">
            <text:p>36330,34</text:p>
          </table:table-cell>
          <table:table-cell table:style-name="ce4" office:value-type="string" calcext:value-type="string">
            <text:p>Tuyau d'aqueduc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68149" calcext:value-type="float">
            <text:p>1368149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ABC RECREATION QUEBEC INC.</text:p>
          </table:table-cell>
          <table:table-cell/>
          <table:table-cell table:style-name="ce4" office:value-type="float" office:value="390.55" calcext:value-type="float">
            <text:p>390,55</text:p>
          </table:table-cell>
          <table:table-cell table:style-name="ce4" office:value-type="string" calcext:value-type="string">
            <text:p>Isolant thermique et acoust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7381" calcext:value-type="float">
            <text:p>1367381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4" office:value-type="float" office:value="351.04" calcext:value-type="float">
            <text:p>351,04</text:p>
          </table:table-cell>
          <table:table-cell table:style-name="ce4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396" calcext:value-type="float">
            <text:p>1367396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/>
          <table:table-cell/>
          <table:table-cell table:style-name="ce4" office:value-type="float" office:value="28.64" calcext:value-type="float">
            <text:p>28,64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42" calcext:value-type="float">
            <text:p>1370542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/>
          <table:table-cell table:style-name="ce4" office:value-type="float" office:value="121.05" calcext:value-type="float">
            <text:p>121,05</text:p>
          </table:table-cell>
          <table:table-cell table:style-name="ce4" office:value-type="string" calcext:value-type="string">
            <text:p>Support, renfort et équer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247" calcext:value-type="float">
            <text:p>1369247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AIGLON INDIGO</text:p>
          </table:table-cell>
          <table:table-cell/>
          <table:table-cell table:style-name="ce4" office:value-type="float" office:value="295.2" calcext:value-type="float">
            <text:p>295,2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220" calcext:value-type="float">
            <text:p>1369220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ARBORICULTURE DE BEAUCE INC.</text:p>
          </table:table-cell>
          <table:table-cell/>
          <table:table-cell table:style-name="ce4" office:value-type="float" office:value="1990.56" calcext:value-type="float">
            <text:p>1990,56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203" calcext:value-type="float">
            <text:p>1368203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ATMOSPHARE INC.</text:p>
          </table:table-cell>
          <table:table-cell/>
          <table:table-cell table:style-name="ce4" office:value-type="float" office:value="307.78" calcext:value-type="float">
            <text:p>307,78</text:p>
          </table:table-cell>
          <table:table-cell table:style-name="ce4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53" calcext:value-type="float">
            <text:p>1370553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 office:value-type="string" calcext:value-type="string">
            <text:p>DENDROTIK INC.</text:p>
          </table:table-cell>
          <table:table-cell/>
          <table:table-cell table:style-name="ce4" office:value-type="float" office:value="408.41" calcext:value-type="float">
            <text:p>408,41</text:p>
          </table:table-cell>
          <table:table-cell table:style-name="ce4" office:value-type="string" calcext:value-type="string">
            <text:p>Pesticide et insecticid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62" calcext:value-type="float">
            <text:p>1370562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 office:value-type="string" calcext:value-type="string">
            <text:p>HILTI CANADA LTEE</text:p>
          </table:table-cell>
          <table:table-cell/>
          <table:table-cell table:style-name="ce4" office:value-type="float" office:value="247.88" calcext:value-type="float">
            <text:p>247,88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1931" calcext:value-type="float">
            <text:p>1331931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 office:value-type="string" calcext:value-type="string">
            <text:p>IRRIGLOBE INC.</text:p>
          </table:table-cell>
          <table:table-cell/>
          <table:table-cell table:style-name="ce4" office:value-type="float" office:value="60.78" calcext:value-type="float">
            <text:p>60,78</text:p>
          </table:table-cell>
          <table:table-cell table:style-name="ce4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7385" calcext:value-type="float">
            <text:p>1367385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JEAN GUGLIA &amp; FILS ENR.</text:p>
          </table:table-cell>
          <table:table-cell/>
          <table:table-cell table:style-name="ce4" office:value-type="float" office:value="270.56" calcext:value-type="float">
            <text:p>270,56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877" calcext:value-type="float">
            <text:p>1366877</text:p>
          </table:table-cell>
          <table:table-cell table:style-name="ce8" office:value-type="date" office:date-value="2019-09-04" calcext:value-type="date">
            <text:p>04/09/2019</text:p>
          </table:table-cell>
          <table:table-cell table:style-name="ce4" office:value-type="string" calcext:value-type="string">
            <text:p>LEE VALLEY TOOLS LTD.</text:p>
          </table:table-cell>
          <table:table-cell/>
          <table:table-cell table:style-name="ce4" office:value-type="float" office:value="407.04" calcext:value-type="float">
            <text:p>407,04</text:p>
          </table:table-cell>
          <table:table-cell table:style-name="ce4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68141" calcext:value-type="float">
            <text:p>1368141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LES MATERIAUX DE CONSTRUCTION R. OLIGNY LTEE</text:p>
          </table:table-cell>
          <table:table-cell/>
          <table:table-cell table:style-name="ce4" office:value-type="float" office:value="708.77" calcext:value-type="float">
            <text:p>708,77</text:p>
          </table:table-cell>
          <table:table-cell table:style-name="ce4" office:value-type="string" calcext:value-type="string">
            <text:p>Clôture, barrière, rampe et balustrad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70040" calcext:value-type="float">
            <text:p>1370040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table:number-columns-repeated="2"/>
          <table:table-cell table:style-name="ce4" office:value-type="float" office:value="458.79" calcext:value-type="float">
            <text:p>458,79</text:p>
          </table:table-cell>
          <table:table-cell table:style-name="ce4" office:value-type="string" calcext:value-type="string">
            <text:p>Accessoire de charpente et de clôt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52" calcext:value-type="float">
            <text:p>1352152</text:p>
          </table:table-cell>
          <table:table-cell table:style-name="ce8" office:value-type="date" office:date-value="2019-09-09" calcext:value-type="date">
            <text:p>09/09/2019</text:p>
          </table:table-cell>
          <table:table-cell table:style-name="ce4" office:value-type="string" calcext:value-type="string">
            <text:p>LES PEPINIERES JASMIN LTEE</text:p>
          </table:table-cell>
          <table:table-cell/>
          <table:table-cell table:style-name="ce4" office:value-type="float" office:value="82.68" calcext:value-type="float">
            <text:p>82,68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422" calcext:value-type="float">
            <text:p>1367422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214.13" calcext:value-type="float">
            <text:p>214,13</text:p>
          </table:table-cell>
          <table:table-cell table:style-name="ce4" office:value-type="string" calcext:value-type="string">
            <text:p>Équipement contre les chut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521" calcext:value-type="float">
            <text:p>1369521</text:p>
          </table:table-cell>
          <table:table-cell table:style-name="ce8" office:value-type="date" office:date-value="2019-09-18" calcext:value-type="date">
            <text:p>18/09/2019</text:p>
          </table:table-cell>
          <table:table-cell table:style-name="ce4"/>
          <table:table-cell/>
          <table:table-cell table:style-name="ce4" office:value-type="float" office:value="316.98" calcext:value-type="float">
            <text:p>316,98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9-18" calcext:value-type="date">
            <text:p>18/09/2019</text:p>
          </table:table-cell>
          <table:table-cell table:style-name="ce4"/>
          <table:table-cell/>
          <table:table-cell table:style-name="ce4" office:value-type="float" office:value="30.16" calcext:value-type="float">
            <text:p>30,16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38" calcext:value-type="float">
            <text:p>1370538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/>
          <table:table-cell table:style-name="ce4" office:value-type="float" office:value="262.47" calcext:value-type="float">
            <text:p>262,47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50" calcext:value-type="float">
            <text:p>1370550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/>
          <table:table-cell table:style-name="ce4" office:value-type="float" office:value="377.94" calcext:value-type="float">
            <text:p>377,94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1299" calcext:value-type="float">
            <text:p>1371299</text:p>
          </table:table-cell>
          <table:table-cell table:style-name="ce8" office:value-type="date" office:date-value="2019-09-27" calcext:value-type="date">
            <text:p>27/09/2019</text:p>
          </table:table-cell>
          <table:table-cell table:style-name="ce4"/>
          <table:table-cell/>
          <table:table-cell table:style-name="ce4" office:value-type="float" office:value="23.09" calcext:value-type="float">
            <text:p>23,09</text:p>
          </table:table-cell>
          <table:table-cell table:style-name="ce4" office:value-type="string" calcext:value-type="string">
            <text:p>Support, renfort et équer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170" calcext:value-type="float">
            <text:p>1368170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PLANT PRODUCTS</text:p>
          </table:table-cell>
          <table:table-cell/>
          <table:table-cell table:style-name="ce4" office:value-type="float" office:value="93.74" calcext:value-type="float">
            <text:p>93,74</text:p>
          </table:table-cell>
          <table:table-cell table:style-name="ce4" office:value-type="string" calcext:value-type="string">
            <text:p>Produit d'extermination et de fumig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32" calcext:value-type="float">
            <text:p>1370532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 office:value-type="string" calcext:value-type="string">
            <text:p>RUIGROK FLOWERBULBS</text:p>
          </table:table-cell>
          <table:table-cell/>
          <table:table-cell table:style-name="ce4" office:value-type="float" office:value="1703.95" calcext:value-type="float">
            <text:p>1703,95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220" calcext:value-type="float">
            <text:p>1370220</text:p>
          </table:table-cell>
          <table:table-cell table:style-name="ce8" office:value-type="date" office:date-value="2019-09-23" calcext:value-type="date">
            <text:p>23/09/2019</text:p>
          </table:table-cell>
          <table:table-cell table:style-name="ce4" office:value-type="string" calcext:value-type="string">
            <text:p>SOLUTIONS ALTERNATIVES ENVIRONNEMENT INC</text:p>
          </table:table-cell>
          <table:table-cell/>
          <table:table-cell table:style-name="ce4" office:value-type="float" office:value="986.88" calcext:value-type="float">
            <text:p>986,88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454" calcext:value-type="float">
            <text:p>1370454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/>
          <table:table-cell table:style-name="ce4" office:value-type="float" office:value="309.71" calcext:value-type="float">
            <text:p>309,71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873" calcext:value-type="float">
            <text:p>1366873</text:p>
          </table:table-cell>
          <table:table-cell table:style-name="ce8" office:value-type="date" office:date-value="2019-09-04" calcext:value-type="date">
            <text:p>04/09/2019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4" office:value-type="float" office:value="149.02" calcext:value-type="float">
            <text:p>149,02</text:p>
          </table:table-cell>
          <table:table-cell table:style-name="ce4" office:value-type="string" calcext:value-type="string">
            <text:p>Signalisation lumineus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249" calcext:value-type="float">
            <text:p>1369249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/>
          <table:table-cell/>
          <table:table-cell table:style-name="ce4" office:value-type="float" office:value="73.83" calcext:value-type="float">
            <text:p>73,83</text:p>
          </table:table-cell>
          <table:table-cell table:style-name="ce4" office:value-type="string" calcext:value-type="string">
            <text:p>Crochet, goupille, manille et poul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8143" calcext:value-type="float">
            <text:p>1368143</text:p>
          </table:table-cell>
          <table:table-cell table:style-name="ce8" office:value-type="date" office:date-value="2019-09-11" calcext:value-type="date">
            <text:p>11/09/2019</text:p>
          </table:table-cell>
          <table:table-cell table:style-name="ce4" office:value-type="string" calcext:value-type="string">
            <text:p>TESSIER RECREO-PARC INC.</text:p>
          </table:table-cell>
          <table:table-cell/>
          <table:table-cell table:style-name="ce4" office:value-type="float" office:value="148.03" calcext:value-type="float">
            <text:p>148,03</text:p>
          </table:table-cell>
          <table:table-cell table:style-name="ce4" office:value-type="string" calcext:value-type="string">
            <text:p>Équipement et fourniture pour terrain de jeux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557" calcext:value-type="float">
            <text:p>1370557</text:p>
          </table:table-cell>
          <table:table-cell table:style-name="ce8" office:value-type="date" office:date-value="2019-09-24" calcext:value-type="date">
            <text:p>24/09/2019</text:p>
          </table:table-cell>
          <table:table-cell table:style-name="ce4"/>
          <table:table-cell/>
          <table:table-cell table:style-name="ce4" office:value-type="float" office:value="1098.17" calcext:value-type="float">
            <text:p>1098,17</text:p>
          </table:table-cell>
          <table:table-cell table:style-name="ce4" office:value-type="string" calcext:value-type="string">
            <text:p>Équipement et fourniture pour terrain de jeux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REEVES, GENEVIEVE</text:p>
          </table:table-cell>
          <table:table-cell table:style-name="ce4" office:value-type="float" office:value="1367411" calcext:value-type="float">
            <text:p>1367411</text:p>
          </table:table-cell>
          <table:table-cell table:style-name="ce8" office:value-type="date" office:date-value="2019-09-06" calcext:value-type="date">
            <text:p>06/09/2019</text:p>
          </table:table-cell>
          <table:table-cell table:style-name="ce4" office:value-type="string" calcext:value-type="string">
            <text:p>AVEC PLAISIRS</text:p>
          </table:table-cell>
          <table:table-cell/>
          <table:table-cell table:style-name="ce4" office:value-type="float" office:value="188.75" calcext:value-type="float">
            <text:p>188,7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841" calcext:value-type="float">
            <text:p>1370841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4"/>
          <table:table-cell/>
          <table:table-cell table:style-name="ce4" office:value-type="float" office:value="188.75" calcext:value-type="float">
            <text:p>188,7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960" calcext:value-type="float">
            <text:p>1369960</text:p>
          </table:table-cell>
          <table:table-cell table:style-name="ce8" office:value-type="date" office:date-value="2019-09-20" calcext:value-type="date">
            <text:p>20/09/2019</text:p>
          </table:table-cell>
          <table:table-cell table:style-name="ce4" office:value-type="string" calcext:value-type="string">
            <text:p>BOO! DESIGN INC.</text:p>
          </table:table-cell>
          <table:table-cell/>
          <table:table-cell table:style-name="ce4" office:value-type="float" office:value="1648.3" calcext:value-type="float">
            <text:p>1648,3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652" calcext:value-type="float">
            <text:p>1366652</text:p>
          </table:table-cell>
          <table:table-cell table:style-name="ce8" office:value-type="date" office:date-value="2019-09-03" calcext:value-type="date">
            <text:p>03/09/2019</text:p>
          </table:table-cell>
          <table:table-cell table:style-name="ce4" office:value-type="string" calcext:value-type="string">
            <text:p>COMAQ, CORPORATION DES OFFICIERS MUNICIPAUX AGREES DU QUEBEC</text:p>
          </table:table-cell>
          <table:table-cell/>
          <table:table-cell table:style-name="ce4" office:value-type="float" office:value="593.18" calcext:value-type="float">
            <text:p>593,18</text:p>
          </table:table-cell>
          <table:table-cell table:style-name="ce4" office:value-type="string" calcext:value-type="string">
            <text:p>Frais - Inscription pour colloque, conférence, séminaire et congrè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6579" calcext:value-type="float">
            <text:p>1326579</text:p>
          </table:table-cell>
          <table:table-cell table:style-name="ce8" office:value-type="date" office:date-value="2019-09-03" calcext:value-type="date">
            <text:p>03/09/2019</text:p>
          </table:table-cell>
          <table:table-cell table:style-name="ce4" office:value-type="string" calcext:value-type="string">
            <text:p>LES TRADUCTIONS TERRY KNOWLES INC.</text:p>
          </table:table-cell>
          <table:table-cell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STINGACIU, IRINEL MARIA</text:p>
          </table:table-cell>
          <table:table-cell table:style-name="ce4" office:value-type="float" office:value="1321102" calcext:value-type="float">
            <text:p>1321102</text:p>
          </table:table-cell>
          <table:table-cell table:style-name="ce8" office:value-type="date" office:date-value="2019-09-26" calcext:value-type="date">
            <text:p>26/09/2019</text:p>
          </table:table-cell>
          <table:table-cell table:style-name="ce4" office:value-type="string" calcext:value-type="string">
            <text:p>R.M. LEDUC &amp; CIE INC.</text:p>
          </table:table-cell>
          <table:table-cell/>
          <table:table-cell table:style-name="ce4" office:value-type="float" office:value="314.96" calcext:value-type="float">
            <text:p>314,96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STINGACIU, IRINEL MARIA</text:p>
          </table:table-cell>
          <table:table-cell table:style-name="ce4" office:value-type="float" office:value="1320960" calcext:value-type="float">
            <text:p>1320960</text:p>
          </table:table-cell>
          <table:table-cell table:style-name="ce8" office:value-type="date" office:date-value="2019-09-17" calcext:value-type="date">
            <text:p>17/09/2019</text:p>
          </table:table-cell>
          <table:table-cell table:style-name="ce4" office:value-type="string" calcext:value-type="string">
            <text:p>ROULEAUX DE PAPIER &amp; RUBANS J.L. INC.</text:p>
          </table:table-cell>
          <table:table-cell/>
          <table:table-cell table:style-name="ce4" office:value-type="float" office:value="327.25" calcext:value-type="float">
            <text:p>327,25</text:p>
          </table:table-cell>
          <table:table-cell table:style-name="ce4" office:value-type="string" calcext:value-type="string">
            <text:p>Articles de papet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6600" calcext:value-type="float">
            <text:p>1366600</text:p>
          </table:table-cell>
          <table:table-cell table:style-name="ce8" office:value-type="date" office:date-value="2019-09-03" calcext:value-type="date">
            <text:p>03/09/2019</text:p>
          </table:table-cell>
          <table:table-cell table:style-name="ce4" office:value-type="string" calcext:value-type="string">
            <text:p>TECHNOLOGIES STAY CONNECTED INC.</text:p>
          </table:table-cell>
          <table:table-cell/>
          <table:table-cell table:style-name="ce4" office:value-type="float" office:value="309.71" calcext:value-type="float">
            <text:p>309,71</text:p>
          </table:table-cell>
          <table:table-cell table:style-name="ce4" office:value-type="string" calcext:value-type="string">
            <text:p>Spécialiste Internet/Web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ROTTIER, PASCAL</text:p>
          </table:table-cell>
          <table:table-cell table:style-name="ce4" office:value-type="float" office:value="1370270" calcext:value-type="float">
            <text:p>1370270</text:p>
          </table:table-cell>
          <table:table-cell table:style-name="ce8" office:value-type="date" office:date-value="2019-09-23" calcext:value-type="date">
            <text:p>23/09/2019</text:p>
          </table:table-cell>
          <table:table-cell table:style-name="ce4" office:value-type="string" calcext:value-type="string">
            <text:p>ASSOCIATION QUEBECOISE DES TRANSPORTS</text:p>
          </table:table-cell>
          <table:table-cell/>
          <table:table-cell table:style-name="ce4" office:value-type="float" office:value="1368.72" calcext:value-type="float">
            <text:p>1368,72</text:p>
          </table:table-cell>
          <table:table-cell table:style-name="ce4" office:value-type="string" calcext:value-type="string">
            <text:p>Frais - Inscription pour colloque, conférence, séminaire et congrès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6925" calcext:value-type="float">
            <text:p>1366925</text:p>
          </table:table-cell>
          <table:table-cell table:style-name="ce8" office:value-type="date" office:date-value="2019-09-04" calcext:value-type="date">
            <text:p>04/09/2019</text:p>
          </table:table-cell>
          <table:table-cell table:style-name="ce4" office:value-type="string" calcext:value-type="string">
            <text:p>S. BOUDRIAS HORTICOLE INC.</text:p>
          </table:table-cell>
          <table:table-cell/>
          <table:table-cell table:style-name="ce4" office:value-type="float" office:value="651.14" calcext:value-type="float">
            <text:p>651,14</text:p>
          </table:table-cell>
          <table:table-cell table:style-name="ce4" office:value-type="string" calcext:value-type="string">
            <text:p>Couvre-so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number-columns-repeated="4"/>
          <table:table-cell office:value-type="float" office:value="325907.77" calcext:value-type="float">
            <text:p>325907,77</text:p>
          </table:table-cell>
          <table:table-cell table:number-columns-repeated="251"/>
        </table:table-row>
        <table:table-row table:style-name="ro1" table:number-rows-repeated="104841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creator>Nadine Champagne</dc:creator>
    <dc:date>2020-02-26T12:34:05</dc:date>
    <meta:generator>LibreOffice/6.4.3.2$Windows_x86 LibreOffice_project/747b5d0ebf89f41c860ec2a39efd7cb15b54f2d8</meta:generator>
    <meta:document-statistic meta:table-count="3" meta:cell-count="758" meta:object-count="0"/>
  </office:meta>
</office:document-meta>
</file>